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aadcf7" draw:textarea-vertical-align="middle"/>
    </style:style>
    <style:style style:name="gr2" style:family="graphic" style:parent-style-name="standard">
      <style:graphic-properties draw:fill-color="#aadcf7" draw:textarea-horizontal-align="justify" draw:textarea-vertical-align="middle" draw:auto-grow-height="false" fo:min-height="1.393cm" fo:min-width="2.201cm"/>
      <style:paragraph-properties style:writing-mode="lr-tb"/>
    </style:style>
    <style:style style:name="gr3" style:family="graphic" style:parent-style-name="standard">
      <style:graphic-properties draw:fill-color="#aadcf7" draw:textarea-horizontal-align="justify" draw:textarea-vertical-align="middle" draw:auto-grow-height="false" fo:min-height="2.123cm" fo:min-width="2.64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fill-color="#aadcf7" draw:textarea-vertical-align="middle"/>
    </style:style>
    <style:style style:name="gr5" style:family="graphic" style:parent-style-name="standard">
      <style:graphic-properties draw:fill-color="#aadcf7" draw:textarea-horizontal-align="justify" draw:textarea-vertical-align="middle" draw:auto-grow-height="false" fo:min-height="1.392cm" fo:min-width="2.201cm"/>
      <style:paragraph-properties style:writing-mode="lr-tb"/>
    </style:style>
    <style:style style:name="gr6" style:family="graphic" style:parent-style-name="standard">
      <style:graphic-properties draw:fill-color="#bbe33d" draw:textarea-horizontal-align="justify" draw:textarea-vertical-align="middle" draw:auto-grow-height="false" fo:min-height="1.274cm" fo:min-width="2.202cm"/>
      <style:paragraph-properties style:writing-mode="lr-tb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1.274cm" fo:min-width="2.111cm"/>
      <style:paragraph-properties style:writing-mode="lr-tb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1.274cm" fo:min-width="2.0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3.8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objectwithoutfill">
      <style:graphic-properties draw:marker-end="Arrow" draw:fill="solid" draw:textarea-vertical-align="middle"/>
    </style:style>
    <style:style style:name="gr14" style:family="graphic" style:parent-style-name="standard">
      <style:graphic-properties draw:fill-color="#ffbf00" draw:textarea-horizontal-align="justify" draw:textarea-vertical-align="middle" draw:auto-grow-height="false" fo:min-height="2.122cm" fo:min-width="3.234cm"/>
      <style:paragraph-properties style:writing-mode="lr-tb"/>
    </style:style>
    <style:style style:name="gr15" style:family="graphic" style:parent-style-name="standard">
      <style:graphic-properties draw:fill-color="#bbe33d" draw:textarea-horizontal-align="justify" draw:textarea-vertical-align="middle" draw:auto-grow-height="false" fo:min-height="2.122cm" fo:min-width="3.234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 draw:fill-color="#aadcf7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aadcf7"/>
      <style:paragraph-properties fo:text-align="center" style:writing-mode="lr-tb"/>
    </style:style>
    <style:style style:name="P4" style:family="paragraph">
      <loext:graphic-properties draw:fill-color="#bbe33d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bf00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296cm" svg:height="1.091cm" draw:transform="rotate (0.493928178314395) translate (3.68799999980087cm 5.06399999963018cm)" svg:viewBox="0 0 2297 1092" svg:d="M0 0c1875 0 2297 1092 2297 1092">
          <text:p/>
        </draw:path>
        <draw:path draw:style-name="gr1" draw:text-style-name="P1" draw:layer="layout" svg:width="1.933cm" svg:height="1.32cm" draw:transform="rotate (0.380481776934764) translate (3.68799999976121cm 5.06399999940299cm)" svg:viewBox="0 0 1934 1321" svg:d="M0 0c1368 0 1934 1321 1934 1321">
          <text:p/>
        </draw:path>
        <draw:custom-shape draw:style-name="gr2" draw:text-style-name="P3" xml:id="id1" draw:id="id1" draw:layer="layout" svg:width="2.701cm" svg:height="1.643cm" svg:x="0.989cm" svg:y="4.302cm">
          <text:p text:style-name="P2">Story #1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651cm" svg:height="3.556cm" svg:x="5.093cm" svg:y="4.048cm">
          <text:p text:style-name="P2">Chunk #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curve" svg:x1="3.69cm" svg:y1="5.123cm" svg:x2="5.093cm" svg:y2="5.826cm" draw:start-shape="id1" draw:start-glue-point="1" draw:end-shape="id2" draw:end-glue-point="5" svg:d="M3690 5123c1051 0 350 703 1403 703" svg:viewBox="0 0 1404 704">
          <text:p/>
        </draw:connector>
        <draw:path draw:style-name="gr1" draw:text-style-name="P1" draw:layer="layout" svg:width="2.296cm" svg:height="1.091cm" draw:transform="rotate (0.493928178314395) translate (3.68799999980087cm 8.95899999963018cm)" svg:viewBox="0 0 2297 1092" svg:d="M0 0c1875 0 2297 1092 2297 1092">
          <text:p/>
        </draw:path>
        <draw:path draw:style-name="gr1" draw:text-style-name="P1" draw:layer="layout" svg:width="1.933cm" svg:height="1.32cm" draw:transform="rotate (0.380481776934764) translate (3.68799999976121cm 8.95899999940299cm)" svg:viewBox="0 0 1934 1321" svg:d="M0 0c1368 0 1934 1321 1934 1321">
          <text:p/>
        </draw:path>
        <draw:custom-shape draw:style-name="gr5" draw:text-style-name="P3" xml:id="id3" draw:id="id3" draw:layer="layout" svg:width="2.701cm" svg:height="1.642cm" svg:x="0.989cm" svg:y="8.178cm">
          <text:p text:style-name="P2">Story #2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651cm" svg:height="3.556cm" svg:x="5.093cm" svg:y="7.943cm">
          <text:p text:style-name="P2">Chunk #1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curve" svg:x1="3.69cm" svg:y1="8.999cm" svg:x2="5.093cm" svg:y2="9.721cm" draw:start-shape="id3" draw:start-glue-point="1" draw:end-shape="id4" draw:end-glue-point="5" svg:d="M3690 8999c1051 0 350 722 1403 722" svg:viewBox="0 0 1404 723">
          <text:p/>
        </draw:connector>
        <draw:path draw:style-name="gr1" draw:text-style-name="P1" draw:layer="layout" svg:width="2.296cm" svg:height="1.091cm" draw:transform="rotate (0.493928178314395) translate (3.68799999980087cm 13.8589999996302cm)" svg:viewBox="0 0 2297 1092" svg:d="M0 0c1875 0 2297 1092 2297 1092">
          <text:p/>
        </draw:path>
        <draw:path draw:style-name="gr1" draw:text-style-name="P1" draw:layer="layout" svg:width="1.933cm" svg:height="1.32cm" draw:transform="rotate (0.380481776934764) translate (3.68799999976121cm 13.858999999403cm)" svg:viewBox="0 0 1934 1321" svg:d="M0 0c1368 0 1934 1321 1934 1321">
          <text:p/>
        </draw:path>
        <draw:custom-shape draw:style-name="gr2" draw:text-style-name="P3" xml:id="id5" draw:id="id5" draw:layer="layout" svg:width="2.701cm" svg:height="1.643cm" svg:x="0.989cm" svg:y="13.053cm">
          <text:p text:style-name="P2">Story <text:span text:style-name="T1">#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3.651cm" svg:height="3.556cm" svg:x="5.093cm" svg:y="12.843cm">
          <text:p text:style-name="P2">Chunk #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curve" svg:x1="3.69cm" svg:y1="13.874cm" svg:x2="5.093cm" svg:y2="14.621cm" draw:start-shape="id5" draw:start-glue-point="1" draw:end-shape="id6" draw:end-glue-point="5" svg:d="M3690 13874c1051 0 350 747 1403 747" svg:viewBox="0 0 1404 748">
          <text:p/>
        </draw:connector>
        <draw:custom-shape draw:style-name="gr6" draw:text-style-name="P4" xml:id="id8" draw:id="id8" draw:layer="layout" svg:width="2.702cm" svg:height="1.524cm" svg:x="20.425cm" svg:y="4.556cm">
          <text:p text:style-name="P2">Label #1</text:p>
          <text:p text:style-name="P2">(V, A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xml:id="id10" draw:id="id10" draw:layer="layout" svg:width="2.611cm" svg:height="1.524cm" svg:x="20.426cm" svg:y="8.456cm">
          <text:p text:style-name="P2">Label #2</text:p>
          <text:p text:style-name="P2">(V, A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12" draw:id="id12" draw:layer="layout" svg:width="2.521cm" svg:height="1.524cm" svg:x="20.426cm" svg:y="13.356cm">
          <text:p text:style-name="P2">Label #<text:span text:style-name="T1">n</text:span></text:p>
          <text:p text:style-name="P2">(V, A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6.979cm" svg:height="1.673cm" svg:x="5.766cm" svg:y="2.121cm">
          <draw:text-box>
            <text:p text:style-name="P5">Chunk-based Acoustic </text:p>
            <text:p text:style-name="P5">Feature Extraction</text:p>
          </draw:text-box>
        </draw:frame>
        <draw:frame draw:style-name="gr10" draw:text-style-name="P6" draw:layer="layout" svg:width="4.659cm" svg:height="1.008cm" svg:x="16.948cm" svg:y="2.278cm">
          <draw:text-box>
            <text:p text:style-name="P5">Majority Voting</text:p>
          </draw:text-box>
        </draw:frame>
        <draw:frame draw:style-name="gr11" draw:text-style-name="P7" draw:layer="layout" svg:width="1.035cm" svg:height="0.962cm" draw:transform="rotate (1.5707963267949) translate (1.046cm 12.913cm)">
          <draw:text-box>
            <text:p>...</text:p>
          </draw:text-box>
        </draw:frame>
        <draw:frame draw:style-name="gr11" draw:text-style-name="P7" draw:layer="layout" svg:width="1.035cm" svg:height="0.962cm" draw:transform="rotate (1.5707963267949) translate (6.546cm 12.914cm)">
          <draw:text-box>
            <text:p>...</text:p>
          </draw:text-box>
        </draw:frame>
        <draw:frame draw:style-name="gr11" draw:text-style-name="P7" draw:layer="layout" svg:width="1.035cm" svg:height="0.962cm" draw:transform="rotate (1.5707963267949) translate (21.346cm 12.914cm)">
          <draw:text-box>
            <text:p>...</text:p>
          </draw:text-box>
        </draw:frame>
        <draw:path draw:style-name="gr12" draw:text-style-name="P8" draw:layer="layout" svg:width="1.155cm" svg:height="0.872cm" draw:transform="rotate (-0.380481776934764) translate (8.81703847786757cm 4.7998460090968cm)" svg:viewBox="0 0 1156 873" svg:d="M0 873c684 0 1156-873 1156-873">
          <text:p/>
        </draw:path>
        <draw:path draw:style-name="gr12" draw:text-style-name="P8" draw:layer="layout" svg:width="1.155cm" svg:height="0.872cm" draw:transform="rotate (-0.380481776934764) translate (9.01803847786757cm 4.3008460090968cm)" svg:viewBox="0 0 1156 873" svg:d="M0 873c684 0 1156-873 1156-873">
          <text:p/>
        </draw:path>
        <draw:path draw:style-name="gr13" draw:text-style-name="P8" draw:layer="layout" svg:width="1.244cm" svg:height="0.682cm" draw:transform="rotate (-0.321664181142555) translate (8.45481005809436cm 5.59738337523363cm)" svg:viewBox="0 0 1245 683" svg:d="M0 683c803 0 1245-683 1245-683">
          <text:p/>
        </draw:path>
        <draw:custom-shape draw:style-name="gr14" draw:text-style-name="P9" draw:layer="layout" svg:width="4.336cm" svg:height="3.555cm" svg:x="9.593cm" svg:y="4.048cm">
          <text:p text:style-name="P2">Features for</text:p>
          <text:p text:style-name="P2">Chunk #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path draw:style-name="gr12" draw:text-style-name="P8" draw:layer="layout" svg:width="1.155cm" svg:height="0.872cm" draw:transform="rotate (-0.380481776934764) translate (8.81703847786757cm 8.5998460090968cm)" svg:viewBox="0 0 1156 873" svg:d="M0 873c684 0 1156-873 1156-873">
          <text:p/>
        </draw:path>
        <draw:path draw:style-name="gr12" draw:text-style-name="P8" draw:layer="layout" svg:width="1.155cm" svg:height="0.872cm" draw:transform="rotate (-0.380481776934764) translate (9.01803847786757cm 8.1008460090968cm)" svg:viewBox="0 0 1156 873" svg:d="M0 873c684 0 1156-873 1156-873">
          <text:p/>
        </draw:path>
        <draw:path draw:style-name="gr13" draw:text-style-name="P8" draw:layer="layout" svg:width="1.244cm" svg:height="0.682cm" draw:transform="rotate (-0.321664181142555) translate (8.45481005809436cm 9.39738337523363cm)" svg:viewBox="0 0 1245 683" svg:d="M0 683c803 0 1245-683 1245-683">
          <text:p/>
        </draw:path>
        <draw:custom-shape draw:style-name="gr14" draw:text-style-name="P9" draw:layer="layout" svg:width="4.336cm" svg:height="3.555cm" svg:x="9.593cm" svg:y="7.941cm">
          <text:p text:style-name="P2">Features for</text:p>
          <text:p text:style-name="P2">Chunk #1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path draw:style-name="gr12" draw:text-style-name="P8" draw:layer="layout" svg:width="1.155cm" svg:height="0.872cm" draw:transform="rotate (-0.380481776934764) translate (8.81703847786757cm 13.7788460090968cm)" svg:viewBox="0 0 1156 873" svg:d="M0 873c684 0 1156-873 1156-873">
          <text:p/>
        </draw:path>
        <draw:path draw:style-name="gr12" draw:text-style-name="P8" draw:layer="layout" svg:width="1.155cm" svg:height="0.872cm" draw:transform="rotate (-0.380481776934764) translate (9.01803847786757cm 13.2798460090968cm)" svg:viewBox="0 0 1156 873" svg:d="M0 873c684 0 1156-873 1156-873">
          <text:p/>
        </draw:path>
        <draw:custom-shape draw:style-name="gr14" draw:text-style-name="P9" draw:layer="layout" svg:width="4.336cm" svg:height="3.555cm" svg:x="9.593cm" svg:y="12.839cm">
          <text:p text:style-name="P2">Features for</text:p>
          <text:p text:style-name="P2">Chunk #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1" draw:text-style-name="P7" draw:layer="layout" svg:width="1.035cm" svg:height="0.962cm" draw:transform="rotate (1.5707963267949) translate (11.046cm 12.909cm)">
          <draw:text-box>
            <text:p>...</text:p>
          </draw:text-box>
        </draw:frame>
        <draw:path draw:style-name="gr12" draw:text-style-name="P8" draw:layer="layout" svg:width="1.295cm" svg:height="0.886cm" draw:transform="skewX (0.0912807198793034) rotate (-0.337546677335704) translate (13.9990610576782cm 4.71985072590534cm)" svg:viewBox="0 0 1296 887" svg:d="M0 887c767 0 1296-887 1296-887">
          <text:p/>
        </draw:path>
        <draw:path draw:style-name="gr12" draw:text-style-name="P8" draw:layer="layout" svg:width="1.295cm" svg:height="0.886cm" draw:transform="skewX (0.0912807198793035) rotate (-0.337546677335704) translate (14.2282792002268cm 4.22085072590534cm)" svg:viewBox="0 0 1296 887" svg:d="M0 887c767 0 1296-887 1296-887">
          <text:p/>
        </draw:path>
        <draw:path draw:style-name="gr13" draw:text-style-name="P8" draw:layer="layout" svg:width="1.402cm" svg:height="0.69cm" draw:transform="skewX (0.0790634151153431) rotate (-0.284663201000275) translate (13.5856649738432cm 5.51701297770051cm)" svg:viewBox="0 0 1403 691" svg:d="M0 691c905 0 1403-691 1403-691">
          <text:p/>
        </draw:path>
        <draw:custom-shape draw:style-name="gr15" draw:text-style-name="P4" xml:id="id7" draw:id="id7" draw:layer="layout" svg:width="4.336cm" svg:height="3.555cm" svg:x="14.894cm" svg:y="4.042cm">
          <text:p text:style-name="P2">Labels for</text:p>
          <text:p text:style-name="P2">Chunk #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path draw:style-name="gr12" draw:text-style-name="P8" draw:layer="layout" svg:width="1.295cm" svg:height="0.886cm" draw:transform="skewX (0.0912807198793034) rotate (-0.337546677335704) translate (14.0150610576782cm 8.71985072590534cm)" svg:viewBox="0 0 1296 887" svg:d="M0 887c767 0 1296-887 1296-887">
          <text:p/>
        </draw:path>
        <draw:path draw:style-name="gr12" draw:text-style-name="P8" draw:layer="layout" svg:width="1.295cm" svg:height="0.886cm" draw:transform="skewX (0.0912807198793034) rotate (-0.337546677335704) translate (14.2442792002268cm 8.22085072590534cm)" svg:viewBox="0 0 1296 887" svg:d="M0 887c767 0 1296-887 1296-887">
          <text:p/>
        </draw:path>
        <draw:path draw:style-name="gr13" draw:text-style-name="P8" draw:layer="layout" svg:width="1.402cm" svg:height="0.69cm" draw:transform="skewX (0.0790634151153431) rotate (-0.284663201000275) translate (13.6016649738432cm 9.51701297770051cm)" svg:viewBox="0 0 1403 691" svg:d="M0 691c905 0 1403-691 1403-691">
          <text:p/>
        </draw:path>
        <draw:custom-shape draw:style-name="gr15" draw:text-style-name="P4" xml:id="id9" draw:id="id9" draw:layer="layout" svg:width="4.336cm" svg:height="3.555cm" svg:x="14.894cm" svg:y="7.935cm">
          <text:p text:style-name="P2">Labels for</text:p>
          <text:p text:style-name="P2">Chunk #1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path draw:style-name="gr12" draw:text-style-name="P8" draw:layer="layout" svg:width="1.295cm" svg:height="0.886cm" draw:transform="skewX (0.0912807198793034) rotate (-0.337546677335704) translate (13.9990610576782cm 13.5998507259053cm)" svg:viewBox="0 0 1296 887" svg:d="M0 887c767 0 1296-887 1296-887">
          <text:p/>
        </draw:path>
        <draw:path draw:style-name="gr12" draw:text-style-name="P8" draw:layer="layout" svg:width="1.295cm" svg:height="0.886cm" draw:transform="skewX (0.0912807198793035) rotate (-0.337546677335704) translate (14.2282792002267cm 13.1008507259053cm)" svg:viewBox="0 0 1296 887" svg:d="M0 887c767 0 1296-887 1296-887">
          <text:p/>
        </draw:path>
        <draw:path draw:style-name="gr13" draw:text-style-name="P8" draw:layer="layout" svg:width="1.402cm" svg:height="0.69cm" draw:transform="skewX (0.0790634151153431) rotate (-0.284663201000275) translate (13.5856649738432cm 14.3970129777005cm)" svg:viewBox="0 0 1403 691" svg:d="M0 691c905 0 1403-691 1403-691">
          <text:p/>
        </draw:path>
        <draw:custom-shape draw:style-name="gr15" draw:text-style-name="P4" xml:id="id11" draw:id="id11" draw:layer="layout" svg:width="4.336cm" svg:height="3.555cm" svg:x="14.894cm" svg:y="12.833cm">
          <text:p text:style-name="P2">Labels for</text:p>
          <text:p text:style-name="P2">Chunk #1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1" draw:text-style-name="P7" draw:layer="layout" svg:width="1.035cm" svg:height="0.962cm" draw:transform="rotate (1.5707963267949) translate (16.347cm 12.903cm)">
          <draw:text-box>
            <text:p>...</text:p>
          </draw:text-box>
        </draw:frame>
        <draw:path draw:style-name="gr13" draw:text-style-name="P8" draw:layer="layout" svg:width="1.244cm" svg:height="0.682cm" draw:transform="rotate (-0.321664181142555) translate (8.45481005809436cm 14.5763833752336cm)" svg:viewBox="0 0 1245 683" svg:d="M0 683c803 0 1245-683 1245-683">
          <text:p/>
        </draw:path>
        <draw:connector draw:style-name="gr16" draw:text-style-name="P8" draw:layer="layout" draw:type="curve" svg:x1="19.23cm" svg:y1="5.82cm" svg:x2="20.425cm" svg:y2="5.318cm" draw:start-shape="id7" draw:start-glue-point="7" draw:end-shape="id8" draw:end-glue-point="5" svg:d="M19230 5820c897 0 300-502 1195-502" svg:viewBox="0 0 1196 503">
          <text:p/>
        </draw:connector>
        <draw:connector draw:style-name="gr16" draw:text-style-name="P8" draw:layer="layout" draw:type="curve" svg:x1="19.23cm" svg:y1="9.713cm" svg:x2="20.426cm" svg:y2="9.218cm" draw:start-shape="id9" draw:start-glue-point="7" draw:end-shape="id10" draw:end-glue-point="5" svg:d="M19230 9713c897 0 299-495 1196-495" svg:viewBox="0 0 1197 496">
          <text:p/>
        </draw:connector>
        <draw:connector draw:style-name="gr16" draw:text-style-name="P8" draw:layer="layout" draw:type="curve" svg:x1="19.23cm" svg:y1="14.611cm" svg:x2="20.426cm" svg:y2="14.118cm" draw:start-shape="id11" draw:start-glue-point="7" draw:end-shape="id12" draw:end-glue-point="5" svg:d="M19230 14611c897 0 299-493 1196-493" svg:viewBox="0 0 1197 49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Bagus Tris Atmaja</meta:initial-creator>
    <meta:creation-date>2020-04-06T15:39:40.978662474</meta:creation-date>
    <dc:date>2020-07-29T17:14:56.999451686</dc:date>
    <dc:creator>Bagus Tris Atmaja</dc:creator>
    <meta:editing-duration>PT20M15S</meta:editing-duration>
    <meta:editing-cycles>14</meta:editing-cycles>
    <meta:generator>LibreOffice/6.3.5.2$Linux_X86_64 LibreOffice_project/dd0751754f11728f69b42ee2af66670068624673</meta:generator>
    <meta:document-statistic meta:object-count="52"/>
  </office:meta>
</office:document-meta>
</file>